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80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cm"/>
    </style:style>
    <style:style style:name="gr5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8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color="#000080" draw:fill="none" draw:textarea-vertical-align="middle"/>
    </style:style>
    <style:style style:name="gr8" style:family="graphic" style:parent-style-name="objectwithoutfill">
      <style:graphic-properties draw:stroke="dash" draw:stroke-dash="Fine_20_Dashed" svg:stroke-color="#000080" draw:fill="none" draw:textarea-vertical-align="middle"/>
    </style:style>
    <style:style style:name="gr9" style:family="graphic" style:parent-style-name="objectwithoutfill">
      <style:graphic-properties svg:stroke-color="#000080" draw:marker-end="Arrowheads_20_2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objectwithoutfill">
      <style:graphic-properties draw:stroke="solid" draw:stroke-dash="Fine_20_Dashed" draw:fill="none" draw:textarea-vertical-align="middle"/>
    </style:style>
    <style:style style:name="gr13" style:family="graphic" style:parent-style-name="objectwithoutfill">
      <style:graphic-properties draw:stroke="dash" draw:stroke-dash="Fine_20_Dashed" draw:marker-start="Arrowheads_20_2" draw:marker-end="Arrowheads_20_2" draw:fill="none" draw:textarea-vertical-align="middle"/>
    </style:style>
    <style:style style:name="gr14" style:family="graphic" style:parent-style-name="objectwithoutfill">
      <style:graphic-properties draw:stroke="solid" draw:stroke-dash="Fine_20_Dashed" draw:marker-start="Arrowheads_20_2" draw:fill="none" draw:textarea-vertical-align="middle"/>
    </style:style>
    <style:style style:name="gr15" style:family="graphic" style:parent-style-name="objectwithoutfill">
      <style:graphic-properties draw:marker-start="Arrowheads_20_2" draw:marker-end="Arrowheads_20_2" draw:fill="none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style:text-position="sub 8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1.5cm" svg:y1="19cm" svg:x2="1.5cm" svg:y2="1.4cm">
          <text:p/>
        </draw:line>
        <draw:line draw:style-name="gr2" draw:text-style-name="P1" draw:layer="layout" svg:x1="26.3cm" svg:y1="19cm" svg:x2="26.3cm" svg:y2="1.4cm">
          <text:p/>
        </draw:line>
        <draw:line draw:style-name="gr1" draw:text-style-name="P1" draw:layer="layout" svg:x1="12.325cm" svg:y1="19cm" svg:x2="12.325cm" svg:y2="1.4cm">
          <text:p/>
        </draw:line>
        <draw:line draw:style-name="gr2" draw:text-style-name="P1" draw:layer="layout" svg:x1="15.425cm" svg:y1="19cm" svg:x2="15.425cm" svg:y2="1.4cm">
          <text:p/>
        </draw:line>
        <draw:frame draw:style-name="gr3" draw:text-style-name="P2" draw:layer="layout" svg:width="1.018cm" svg:height="1.195cm" svg:x="26.8cm" svg:y="1.5cm">
          <draw:text-box>
            <text:p text:style-name="P2">T</text:p>
          </draw:text-box>
        </draw:frame>
        <draw:frame draw:style-name="gr4" draw:text-style-name="P2" draw:layer="layout" svg:width="1.065cm" svg:height="1.195cm" svg:x="0.4cm" svg:y="1.505cm">
          <draw:text-box>
            <text:p text:style-name="P2">P</text:p>
          </draw:text-box>
        </draw:frame>
        <draw:line draw:style-name="gr5" draw:text-style-name="P1" draw:layer="layout" svg:x1="1.476cm" svg:y1="19.05cm" svg:x2="12.325cm" svg:y2="19.05cm">
          <text:p/>
        </draw:line>
        <draw:line draw:style-name="gr6" draw:text-style-name="P1" draw:layer="layout" svg:x1="15.427cm" svg:y1="19cm" svg:x2="26.276cm" svg:y2="19cm">
          <text:p/>
        </draw:line>
        <draw:path draw:style-name="gr7" draw:text-style-name="P1" draw:layer="layout" svg:width="10.453cm" svg:height="3.568cm" draw:transform="skewX (4.99195848606135E-017) rotate (0.52953289505508) translate (1.49999999229847cm 16.3999999868415cm)" svg:viewBox="0 0 10454 3569" svg:d="m0 0c4751 0 10454 3569 10454 3569">
          <text:p/>
        </draw:path>
        <draw:path draw:style-name="gr8" draw:text-style-name="P1" draw:layer="layout" svg:width="10.584cm" svg:height="3.16cm" draw:transform="rotate (-0.0893608577021097) translate (1.78211622743842cm 13.2513631010272cm)" svg:viewBox="0 0 10585 3161" svg:d="m0 3161c6727 0 10585-3161 10585-3161">
          <text:p/>
        </draw:path>
        <draw:path draw:style-name="gr9" draw:text-style-name="P1" draw:layer="layout" svg:width="4.529cm" svg:height="5.242cm" draw:transform="rotate (1.21195663258486) translate (1.4999999883558cm 12.3999999956325cm)" svg:viewBox="0 0 4530 5243" svg:d="m0 0c4272 0 4530 5243 4530 5243">
          <text:p/>
        </draw:path>
        <draw:path draw:style-name="gr8" draw:text-style-name="P1" draw:layer="layout" svg:width="6.634cm" svg:height="1.995cm" draw:transform="rotate (0.0614355896702004) translate (1.37742761611436cm 10.4073742904422cm)" svg:viewBox="0 0 6635 1996" svg:d="m0 1996c6512 0 6623-1796 6635-1996l-12 200">
          <text:p/>
        </draw:path>
        <draw:path draw:style-name="gr9" draw:text-style-name="P1" draw:layer="layout" svg:width="2.101cm" svg:height="2.861cm" draw:transform="rotate (1.10706234454) translate (1.49999999291908cm 6.79999999645878cm)" svg:viewBox="0 0 2102 2862" svg:d="m0 0c2012 0 2102 2862 2102 2862">
          <text:p/>
        </draw:path>
        <draw:path draw:style-name="gr8" draw:text-style-name="P1" draw:layer="layout" svg:width="3.44cm" svg:height="0.953cm" draw:transform="rotate (-0.102276294166868) translate (1.59742279039124cm 5.85077849212943cm)" svg:viewBox="0 0 3441 954" svg:d="m0 954c3920 0 3420-954 3420-954">
          <text:p/>
        </draw:path>
        <draw:line draw:style-name="gr10" draw:text-style-name="P1" draw:layer="layout" svg:x1="1.6cm" svg:y1="16.4cm" svg:x2="5.2cm" svg:y2="16.449cm">
          <text:p/>
        </draw:line>
        <draw:line draw:style-name="gr10" draw:text-style-name="P1" draw:layer="layout" svg:x1="3.8cm" svg:y1="15.35cm" svg:x2="9.4cm" svg:y2="15.35cm">
          <text:p/>
        </draw:line>
        <draw:line draw:style-name="gr10" draw:text-style-name="P1" draw:layer="layout" svg:x1="2.4cm" svg:y1="15.95cm" svg:x2="7.2cm" svg:y2="15.95cm">
          <text:p/>
        </draw:line>
        <draw:line draw:style-name="gr10" draw:text-style-name="P1" draw:layer="layout" svg:x1="6.4cm" svg:y1="14.75cm" svg:x2="11.2cm" svg:y2="14.75cm">
          <text:p/>
        </draw:line>
        <draw:line draw:style-name="gr10" draw:text-style-name="P1" draw:layer="layout" svg:x1="1.5cm" svg:y1="12cm" svg:x2="4.8cm" svg:y2="12cm">
          <text:p/>
        </draw:line>
        <draw:line draw:style-name="gr10" draw:text-style-name="P1" draw:layer="layout" svg:x1="1.599cm" svg:y1="16.399cm" svg:x2="5.2cm" svg:y2="16.449cm">
          <text:p/>
        </draw:line>
        <draw:line draw:style-name="gr10" draw:text-style-name="P1" draw:layer="layout" svg:x1="1.5cm" svg:y1="6.6cm" svg:x2="4.8cm" svg:y2="6.6cm">
          <text:p/>
        </draw:line>
        <draw:line draw:style-name="gr10" draw:text-style-name="P1" draw:layer="layout" svg:x1="3.6cm" svg:y1="10cm" svg:x2="8cm" svg:y2="10cm">
          <text:p/>
        </draw:line>
        <draw:line draw:style-name="gr10" draw:text-style-name="P1" draw:layer="layout" svg:x1="2cm" svg:y1="6.2cm" svg:x2="5cm" svg:y2="6.2cm">
          <text:p/>
        </draw:line>
        <draw:line draw:style-name="gr10" draw:text-style-name="P1" draw:layer="layout" svg:x1="2.979cm" svg:y1="10.458cm" svg:x2="7.779cm" svg:y2="10.458cm">
          <text:p/>
        </draw:line>
        <draw:line draw:style-name="gr10" draw:text-style-name="P1" draw:layer="layout" svg:x1="15.9cm" svg:y1="14cm" svg:x2="19.5cm" svg:y2="14cm">
          <text:p/>
        </draw:line>
        <draw:line draw:style-name="gr10" draw:text-style-name="P1" draw:layer="layout" svg:x1="16.6cm" svg:y1="14.6cm" svg:x2="21cm" svg:y2="14.6cm">
          <text:p/>
        </draw:line>
        <draw:line draw:style-name="gr10" draw:text-style-name="P1" draw:layer="layout" svg:x1="2.4cm" svg:y1="11cm" svg:x2="7.2cm" svg:y2="11cm">
          <text:p/>
        </draw:line>
        <draw:line draw:style-name="gr10" draw:text-style-name="P1" draw:layer="layout" svg:x1="1.8cm" svg:y1="11.6cm" svg:x2="5.8cm" svg:y2="11.6cm">
          <text:p/>
        </draw:line>
        <draw:frame draw:style-name="gr3" draw:layer="layout" svg:width="0.925cm" svg:height="0.962cm" svg:x="0.6cm" svg:y="16cm">
          <draw:text-box>
            <text:p>B</text:p>
          </draw:text-box>
        </draw:frame>
        <draw:frame draw:style-name="gr3" draw:layer="layout" svg:width="0.925cm" svg:height="0.962cm" svg:x="12.4cm" svg:y="13.7cm">
          <draw:text-box>
            <text:p>A</text:p>
          </draw:text-box>
        </draw:frame>
        <draw:frame draw:style-name="gr3" draw:layer="layout" svg:width="1.175cm" svg:height="1.062cm" svg:x="8.5cm" svg:y="15.984cm">
          <draw:text-box>
            <text:p>T<text:span text:style-name="T1">a</text:span></text:p>
          </draw:text-box>
        </draw:frame>
        <draw:frame draw:style-name="gr3" draw:layer="layout" svg:width="1.175cm" svg:height="1.062cm" svg:x="6.101cm" svg:y="11.484cm">
          <draw:text-box>
            <text:p>T<text:span text:style-name="T1">b</text:span></text:p>
          </draw:text-box>
        </draw:frame>
        <draw:frame draw:style-name="gr3" draw:layer="layout" svg:width="0.959cm" svg:height="0.962cm" svg:x="8.075cm" svg:y="9.438cm">
          <draw:text-box>
            <text:p>C</text:p>
          </draw:text-box>
        </draw:frame>
        <draw:frame draw:style-name="gr3" draw:layer="layout" svg:width="0.959cm" svg:height="0.962cm" svg:x="4.976cm" svg:y="5.338cm">
          <draw:text-box>
            <text:p>C</text:p>
          </draw:text-box>
        </draw:frame>
        <draw:frame draw:style-name="gr3" draw:layer="layout" svg:width="1.175cm" svg:height="1.062cm" svg:x="3.902cm" svg:y="6.784cm">
          <draw:text-box>
            <text:p>T<text:span text:style-name="T1">d</text:span></text:p>
          </draw:text-box>
        </draw:frame>
        <draw:frame draw:style-name="gr3" draw:layer="layout" svg:width="1.883cm" svg:height="1.062cm" svg:x="5.8cm" svg:y="19.2cm">
          <draw:text-box>
            <text:p>x<text:span text:style-name="T1">1</text:span>,y<text:span text:style-name="T1">1</text:span></text:p>
          </draw:text-box>
        </draw:frame>
        <draw:frame draw:style-name="gr3" draw:layer="layout" svg:width="0.853cm" svg:height="0.962cm" svg:x="1.2cm" svg:y="19.2cm">
          <draw:text-box>
            <text:p>0</text:p>
          </draw:text-box>
        </draw:frame>
        <draw:frame draw:style-name="gr3" draw:layer="layout" svg:width="0.853cm" svg:height="0.962cm" svg:x="15.147cm" svg:y="19.038cm">
          <draw:text-box>
            <text:p>0</text:p>
          </draw:text-box>
        </draw:frame>
        <draw:frame draw:style-name="gr3" draw:layer="layout" svg:width="0.853cm" svg:height="0.962cm" svg:x="11.6cm" svg:y="19.05cm">
          <draw:text-box>
            <text:p>1</text:p>
          </draw:text-box>
        </draw:frame>
        <draw:frame draw:style-name="gr3" draw:layer="layout" svg:width="0.853cm" svg:height="0.962cm" svg:x="25.6cm" svg:y="19cm">
          <draw:text-box>
            <text:p>1</text:p>
          </draw:text-box>
        </draw:frame>
        <draw:frame draw:style-name="gr3" draw:layer="layout" svg:width="1.883cm" svg:height="1.062cm" svg:x="19.8cm" svg:y="19cm">
          <draw:text-box>
            <text:p>x<text:span text:style-name="T1">1</text:span>,y<text:span text:style-name="T1">1</text:span></text:p>
          </draw:text-box>
        </draw:frame>
        <draw:path draw:style-name="gr11" draw:text-style-name="P1" draw:layer="layout" svg:width="10.874cm" svg:height="3.999cm" svg:x="15.425cm" svg:y="13.409cm" svg:viewBox="0 0 10875 4000" svg:d="m0 0c5575 0 10875 4000 10875 4000">
          <text:p/>
        </draw:path>
        <draw:path draw:style-name="gr12" draw:text-style-name="P1" draw:layer="layout" svg:width="9.961cm" svg:height="5.918cm" draw:transform="rotate (-0.888547122190313) translate (20.0187132559331cm 9.66812158358737cm)" svg:viewBox="0 0 9962 5919" svg:d="m0 5919c5669-1 9962-5919 9962-5919">
          <text:p/>
        </draw:path>
        <draw:path draw:style-name="gr13" draw:text-style-name="P1" draw:layer="layout" svg:width="8.941cm" svg:height="3.761cm" draw:transform="skewX (0.109432144100044) rotate (2.26997522514382) translate (23.1549793757265cm 13.6546129889674cm)" svg:viewBox="0 0 8942 3762" svg:d="m0 3762c6811 0 8942-3762 8942-3762">
          <text:p/>
        </draw:path>
        <draw:path draw:style-name="gr14" draw:text-style-name="P1" draw:layer="layout" svg:width="7.627cm" svg:height="6.066cm" draw:transform="skewX (0.0750491578357561) rotate (-1.1376056064499) translate (23.098195739642cm 4.66726452250462cm)" svg:viewBox="0 0 7628 6067" svg:d="m0 6067c6331 1 7628-6067 7628-6067">
          <text:p/>
        </draw:path>
        <draw:path draw:style-name="gr15" draw:text-style-name="P1" draw:layer="layout" svg:width="4.799cm" svg:height="3.125cm" draw:transform="rotate (-2.84733014170355) translate (25.6cm 5cm)" svg:viewBox="0 0 4800 3126" svg:d="m0 0c3448 0 4800 3126 4800 3126">
          <text:p/>
        </draw:path>
        <draw:path draw:style-name="gr11" draw:text-style-name="P1" draw:layer="layout" svg:width="3.2cm" svg:height="4.749cm" draw:transform="rotate (0.694815575218943) translate (20.2cm 3.4cm)" svg:viewBox="0 0 3201 4750" svg:d="m0 0c3124 0 3201 4750 3201 4750">
          <text:p/>
        </draw:path>
        <draw:frame draw:style-name="gr3" draw:layer="layout" svg:width="0.959cm" svg:height="0.962cm" svg:x="14.401cm" svg:y="13cm">
          <draw:text-box>
            <text:p>H</text:p>
          </draw:text-box>
        </draw:frame>
        <draw:frame draw:style-name="gr3" draw:layer="layout" svg:width="0.925cm" svg:height="0.962cm" svg:x="26.441cm" svg:y="16.838cm">
          <draw:text-box>
            <text:p>K</text:p>
          </draw:text-box>
        </draw:frame>
        <draw:frame draw:style-name="gr3" draw:layer="layout" svg:width="0.959cm" svg:height="0.962cm" svg:x="16.2cm" svg:y="6.038cm">
          <draw:text-box>
            <text:p>C</text:p>
          </draw:text-box>
        </draw:frame>
        <draw:line draw:style-name="gr10" draw:text-style-name="P1" draw:layer="layout" svg:x1="17.599cm" svg:y1="15.299cm" svg:x2="22.8cm" svg:y2="15.299cm">
          <text:p/>
        </draw:line>
        <draw:line draw:style-name="gr10" draw:text-style-name="P1" draw:layer="layout" svg:x1="19.299cm" svg:y1="16.198cm" svg:x2="24.5cm" svg:y2="16.198cm">
          <text:p/>
        </draw:line>
        <draw:line draw:style-name="gr10" draw:text-style-name="P1" draw:layer="layout" svg:x1="21.499cm" svg:y1="16.897cm" svg:x2="25.6cm" svg:y2="16.897cm">
          <text:p/>
        </draw:line>
        <draw:line draw:style-name="gr10" draw:text-style-name="P1" draw:layer="layout" svg:x1="17.799cm" svg:y1="7.6cm" svg:x2="21.4cm" svg:y2="7.6cm">
          <text:p/>
        </draw:line>
        <draw:line draw:style-name="gr10" draw:text-style-name="P1" draw:layer="layout" svg:x1="19.4cm" svg:y1="9.596cm" svg:x2="24.4cm" svg:y2="9.6cm">
          <text:p/>
        </draw:line>
        <draw:line draw:style-name="gr10" draw:text-style-name="P1" draw:layer="layout" svg:x1="18.499cm" svg:y1="8.6cm" svg:x2="23.2cm" svg:y2="8.6cm">
          <text:p/>
        </draw:line>
        <draw:line draw:style-name="gr10" draw:text-style-name="P1" draw:layer="layout" svg:x1="20.899cm" svg:y1="10.6cm" svg:x2="25.4cm" svg:y2="10.6cm">
          <text:p/>
        </draw:line>
        <draw:line draw:style-name="gr10" draw:text-style-name="P1" draw:layer="layout" svg:x1="20.299cm" svg:y1="3.294cm" svg:x2="23.6cm" svg:y2="3.294cm">
          <text:p/>
        </draw:line>
        <draw:line draw:style-name="gr10" draw:text-style-name="P1" draw:layer="layout" svg:x1="20.699cm" svg:y1="3.993cm" svg:x2="24.5cm" svg:y2="4cm">
          <text:p/>
        </draw:line>
        <draw:line draw:style-name="gr10" draw:text-style-name="P1" draw:layer="layout" svg:x1="21.899cm" svg:y1="4.693cm" svg:x2="25.3cm" svg:y2="4.693cm">
          <text:p/>
        </draw:line>
        <draw:line draw:style-name="gr10" draw:text-style-name="P1" draw:layer="layout" svg:x1="22.8cm" svg:y1="11.35cm" svg:x2="26cm" svg:y2="11.35cm">
          <text:p/>
        </draw:line>
        <draw:frame draw:style-name="gr3" draw:layer="layout" svg:width="0.959cm" svg:height="0.962cm" svg:x="24.841cm" svg:y="5.4cm">
          <draw:text-box>
            <text:p>C</text:p>
          </draw:text-box>
        </draw:frame>
        <draw:frame draw:style-name="gr3" draw:layer="layout" svg:width="0.959cm" svg:height="0.962cm" svg:x="19.001cm" svg:y="3cm">
          <draw:text-box>
            <text:p>C</text:p>
          </draw:text-box>
        </draw:frame>
        <draw:frame draw:style-name="gr3" draw:layer="layout" svg:width="1.209cm" svg:height="1.062cm" svg:x="19.8cm" svg:y="8.538cm">
          <draw:text-box>
            <text:p>P<text:span text:style-name="T1">b</text:span></text:p>
          </draw:text-box>
        </draw:frame>
        <draw:frame draw:style-name="gr3" draw:layer="layout" svg:width="1.209cm" svg:height="1.062cm" svg:x="19.4cm" svg:y="15.238cm">
          <draw:text-box>
            <text:p>P<text:span text:style-name="T1">a</text:span></text:p>
          </draw:text-box>
        </draw:frame>
        <draw:frame draw:style-name="gr3" draw:layer="layout" svg:width="1.209cm" svg:height="1.062cm" svg:x="23cm" svg:y="2cm">
          <draw:text-box>
            <text:p>P<text:span text:style-name="T1">d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10-24T15:37:09</meta:creation-date>
    <dc:date>2014-10-24T16:13:42</dc:date>
    <dc:creator>Jeff Gomes</dc:creator>
    <meta:editing-duration>PT4M29S</meta:editing-duration>
    <meta:editing-cycles>1</meta:editing-cycles>
    <meta:document-statistic meta:object-count="89"/>
    <meta:generator>LibreOffice/3.5$Linux_X86_64 LibreOffice_project/350m1$Build-2</meta:generator>
  </office:meta>
</office:document-meta>
</file>